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366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2437in" svg:height="5.8803in" svg:x="12.4516in" svg:y="2.5449in">
            <draw:object draw:notify-on-update-of-ranges="Sheet1.L1:Sheet1.L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1071in" svg:height="5.7988in" svg:x="12.5083in" svg:y="8.9831in">
            <draw:object draw:notify-on-update-of-ranges="Sheet1.L1:Sheet1.L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0441in" svg:height="5.7524in" svg:x="3.3016in" svg:y="9.0177in">
            <draw:object draw:notify-on-update-of-ranges="Sheet1.K6:Sheet1.K6 Sheet1.K11:Sheet1.K11 Sheet1.K16:Sheet1.K16 Sheet1.K21:Sheet1.K21 Sheet1.L6:Sheet1.L6 Sheet1.L11:Sheet1.L11 Sheet1.L16:Sheet1.L16 Sheet1.L21:Sheet1.L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9"/>
        <table:table-column table:style-name="co3" table:number-columns-repeated="2" table:default-cell-style-name="Default"/>
        <table:table-column table:style-name="co3" table:default-cell-style-name="ce9"/>
        <table:table-column table:style-name="co3" table:number-columns-repeated="2" table:default-cell-style-name="Default"/>
        <table:table-column table:style-name="co3" table:default-cell-style-name="ce9"/>
        <table:table-column table:style-name="co3" table:default-cell-style-name="Default"/>
        <table:table-column table:style-name="co3" table:number-columns-repeated="2" table:default-cell-style-name="ce9"/>
        <table:table-row table:style-name="ro1">
          <table:table-cell office:value-type="string">
            <text:p>Problem Size</text:p>
          </table:table-cell>
          <table:table-cell table:style-name="ce3" office:value-type="string">
            <text:p>Serial1</text:p>
          </table:table-cell>
          <table:table-cell office:value-type="string">
            <text:p>Serial2</text:p>
          </table:table-cell>
          <table:table-cell table:style-name="ce6" office:value-type="string">
            <text:p>Serial</text:p>
          </table:table-cell>
          <table:table-cell table:style-name="ce3" office:value-type="string">
            <text:p>Reduction1</text:p>
          </table:table-cell>
          <table:table-cell office:value-type="string">
            <text:p>Reduction2</text:p>
          </table:table-cell>
          <table:table-cell table:style-name="ce6" office:value-type="string">
            <text:p>Reduction</text:p>
          </table:table-cell>
          <table:table-cell table:style-name="ce3" office:value-type="string">
            <text:p>Critical1</text:p>
          </table:table-cell>
          <table:table-cell office:value-type="string">
            <text:p>Critical2</text:p>
          </table:table-cell>
          <table:table-cell table:style-name="ce6" office:value-type="string">
            <text:p>Critical</text:p>
          </table:table-cell>
          <table:table-cell table:style-name="ce12" office:value-type="string">
            <text:p>num_threads</text:p>
          </table:table-cell>
          <table:table-cell table:style-name="ce15" office:value-type="string">
            <text:p>r_speedup</text:p>
          </table:table-cell>
          <table:table-cell table:style-name="ce6" office:value-type="string">
            <text:p>c_speedup</text:p>
          </table:table-cell>
        </table:table-row>
        <table:table-row table:style-name="ro2">
          <table:table-cell table:style-name="ce1" office:value-type="float" office:value="100000000">
            <text:p>100000000</text:p>
          </table:table-cell>
          <table:table-cell table:style-name="ce4" office:value-type="float" office:value="0.669405">
            <text:p>0.669405</text:p>
          </table:table-cell>
          <table:table-cell table:style-name="ce1" office:value-type="float" office:value="0.672266">
            <text:p>0.672266</text:p>
          </table:table-cell>
          <table:table-cell table:style-name="ce7" table:formula="of:=([.B2]+[.C2])/2" office:value-type="float" office:value="0.6708355">
            <text:p>0.6708355</text:p>
          </table:table-cell>
          <table:table-cell table:style-name="ce1" office:value-type="float" office:value="100000000">
            <text:p>100000000</text:p>
          </table:table-cell>
          <table:table-cell table:style-name="ce4" office:value-type="float" office:value="0.669405">
            <text:p>0.669405</text:p>
          </table:table-cell>
          <table:table-cell table:style-name="ce1" office:value-type="float" office:value="0.672266">
            <text:p>0.672266</text:p>
          </table:table-cell>
          <table:table-cell table:number-columns-repeated="2"/>
          <table:table-cell table:style-name="ce7" table:formula="of:=([.H2]+[.I2])/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table:formula="of:=[.D2]/[.G2]" office:value-type="float" office:value="0.997872122046928">
            <text:p>0.997872122</text:p>
          </table:table-cell>
          <table:table-cell table:style-name="Default"/>
        </table:table-row>
        <table:table-row table:style-name="ro2">
          <table:table-cell office:value-type="float" office:value="200000000">
            <text:p>200000000</text:p>
          </table:table-cell>
          <table:table-cell table:style-name="ce3" office:value-type="float" office:value="1.340371">
            <text:p>1.340371</text:p>
          </table:table-cell>
          <table:table-cell office:value-type="float" office:value="1.366588">
            <text:p>1.366588</text:p>
          </table:table-cell>
          <table:table-cell table:style-name="ce7" table:formula="of:=([.B3]+[.C3])/2" office:value-type="float" office:value="1.3534795">
            <text:p>1.3534795</text:p>
          </table:table-cell>
          <table:table-cell office:value-type="float" office:value="200000000">
            <text:p>200000000</text:p>
          </table:table-cell>
          <table:table-cell table:style-name="ce3" office:value-type="float" office:value="1.340371">
            <text:p>1.340371</text:p>
          </table:table-cell>
          <table:table-cell table:style-name="Default" office:value-type="float" office:value="1.366588">
            <text:p>1.366588</text:p>
          </table:table-cell>
          <table:table-cell table:number-columns-repeated="2"/>
          <table:table-cell table:style-name="ce7" table:formula="of:=([.H3]+[.I3])/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table:formula="of:=[.D3]/[.G3]" office:value-type="float" office:value="0.990407862501354">
            <text:p>0.9904078625</text:p>
          </table:table-cell>
          <table:table-cell table:style-name="Default"/>
        </table:table-row>
        <table:table-row table:style-name="ro2">
          <table:table-cell office:value-type="float" office:value="400000000">
            <text:p>400000000</text:p>
          </table:table-cell>
          <table:table-cell table:style-name="ce5" office:value-type="float" office:value="2.679454">
            <text:p>2.679454</text:p>
          </table:table-cell>
          <table:table-cell table:style-name="ce5" office:value-type="float" office:value="2.695909">
            <text:p>2.695909</text:p>
          </table:table-cell>
          <table:table-cell table:style-name="ce7" table:formula="of:=([.B4]+[.C4])/2" office:value-type="float" office:value="2.6876815">
            <text:p>2.6876815</text:p>
          </table:table-cell>
          <table:table-cell office:value-type="float" office:value="400000000">
            <text:p>400000000</text:p>
          </table:table-cell>
          <table:table-cell table:style-name="ce5" office:value-type="float" office:value="2.679454">
            <text:p>2.679454</text:p>
          </table:table-cell>
          <table:table-cell table:style-name="ce5" office:value-type="float" office:value="2.695909">
            <text:p>2.695909</text:p>
          </table:table-cell>
          <table:table-cell table:number-columns-repeated="2"/>
          <table:table-cell table:style-name="ce7" table:formula="of:=([.H4]+[.I4])/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table:formula="of:=[.D4]/[.G4]" office:value-type="float" office:value="0.996948153665424">
            <text:p>0.9969481537</text:p>
          </table:table-cell>
          <table:table-cell table:style-name="Default"/>
        </table:table-row>
        <table:table-row table:style-name="ro2">
          <table:table-cell table:style-name="ce2" office:value-type="float" office:value="800000000">
            <text:p>800000000</text:p>
          </table:table-cell>
          <table:table-cell office:value-type="float" office:value="5.369711">
            <text:p>5.369711</text:p>
          </table:table-cell>
          <table:table-cell office:value-type="float" office:value="5.365668">
            <text:p>5.365668</text:p>
          </table:table-cell>
          <table:table-cell table:style-name="ce7" table:formula="of:=([.B5]+[.C5])/2" office:value-type="float" office:value="5.3676895">
            <text:p>5.3676895</text:p>
          </table:table-cell>
          <table:table-cell table:style-name="ce2" office:value-type="float" office:value="800000000">
            <text:p>800000000</text:p>
          </table:table-cell>
          <table:table-cell office:value-type="float" office:value="5.369711">
            <text:p>5.369711</text:p>
          </table:table-cell>
          <table:table-cell table:style-name="Default" office:value-type="float" office:value="5.365668">
            <text:p>5.365668</text:p>
          </table:table-cell>
          <table:table-cell table:number-columns-repeated="2"/>
          <table:table-cell table:style-name="ce7" table:formula="of:=([.H5]+[.I5])/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table:formula="of:=[.D5]/[.G5]" office:value-type="float" office:value="1.00037674712636">
            <text:p>1.0003767471</text:p>
          </table:table-cell>
          <table:table-cell table:style-name="Default"/>
        </table:table-row>
        <table:table-row table:style-name="ro2">
          <table:table-cell table:style-name="ce1" office:value-type="float" office:value="100000000">
            <text:p>100000000</text:p>
          </table:table-cell>
          <table:table-cell table:style-name="ce4" office:value-type="float" office:value="0.669405">
            <text:p>0.669405</text:p>
          </table:table-cell>
          <table:table-cell table:style-name="ce1" office:value-type="float" office:value="0.672266">
            <text:p>0.672266</text:p>
          </table:table-cell>
          <table:table-cell table:style-name="ce7" table:formula="of:=([.B6]+[.C6])/2" office:value-type="float" office:value="0.6708355">
            <text:p>0.6708355</text:p>
          </table:table-cell>
          <table:table-cell table:style-name="ce4" office:value-type="float" office:value="0.344869">
            <text:p>0.344869</text:p>
          </table:table-cell>
          <table:table-cell table:style-name="ce1" office:value-type="float" office:value="0.346217">
            <text:p>0.346217</text:p>
          </table:table-cell>
          <table:table-cell table:style-name="ce7" table:formula="of:=([.E6]+[.F6])/2" office:value-type="float" office:value="0.345543">
            <text:p>0.345543</text:p>
          </table:table-cell>
          <table:table-cell table:style-name="ce4" office:value-type="float" office:value="0.091438">
            <text:p>0.091438</text:p>
          </table:table-cell>
          <table:table-cell table:style-name="ce1" office:value-type="float" office:value="0.082556">
            <text:p>0.082556</text:p>
          </table:table-cell>
          <table:table-cell table:style-name="ce7" table:formula="of:=([.H6]+[.I6])/2" office:value-type="float" office:value="0.086997">
            <text:p>0.086997</text:p>
          </table:table-cell>
          <table:table-cell table:style-name="ce13" office:value-type="float" office:value="2">
            <text:p>2</text:p>
          </table:table-cell>
          <table:table-cell table:style-name="ce16" table:formula="of:=[.D6]/[.G6]" office:value-type="float" office:value="1.94139513750821">
            <text:p>1.9413951375</text:p>
          </table:table-cell>
          <table:table-cell table:style-name="ce7" table:formula="of:=[.D6]/[.J6]" office:value-type="float" office:value="7.71101877076221">
            <text:p>7.7110187708</text:p>
          </table:table-cell>
        </table:table-row>
        <table:table-row table:style-name="ro2">
          <table:table-cell office:value-type="float" office:value="200000000">
            <text:p>200000000</text:p>
          </table:table-cell>
          <table:table-cell table:style-name="ce3" office:value-type="float" office:value="1.340371">
            <text:p>1.340371</text:p>
          </table:table-cell>
          <table:table-cell office:value-type="float" office:value="1.366588">
            <text:p>1.366588</text:p>
          </table:table-cell>
          <table:table-cell table:style-name="ce6" table:formula="of:=([.B7]+[.C7])/2" office:value-type="float" office:value="1.3534795">
            <text:p>1.3534795</text:p>
          </table:table-cell>
          <table:table-cell table:style-name="ce3" office:value-type="float" office:value="0.684255">
            <text:p>0.684255</text:p>
          </table:table-cell>
          <table:table-cell office:value-type="float" office:value="0.674971">
            <text:p>0.674971</text:p>
          </table:table-cell>
          <table:table-cell table:style-name="ce6" table:formula="of:=([.E7]+[.F7])/2" office:value-type="float" office:value="0.679613">
            <text:p>0.679613</text:p>
          </table:table-cell>
          <table:table-cell table:style-name="ce3" office:value-type="float" office:value="0.140295">
            <text:p>0.140295</text:p>
          </table:table-cell>
          <table:table-cell office:value-type="float" office:value="0.140014">
            <text:p>0.140014</text:p>
          </table:table-cell>
          <table:table-cell table:style-name="ce6" table:formula="of:=([.H7]+[.I7])/2" office:value-type="float" office:value="0.1401545">
            <text:p>0.1401545</text:p>
          </table:table-cell>
          <table:table-cell table:style-name="ce12" office:value-type="float" office:value="2">
            <text:p>2</text:p>
          </table:table-cell>
          <table:table-cell table:style-name="ce15" table:formula="of:=[.D7]/[.G7]" office:value-type="float" office:value="1.99154445250459">
            <text:p>1.9915444525</text:p>
          </table:table-cell>
          <table:table-cell table:style-name="ce6" table:formula="of:=[.D7]/[.J7]" office:value-type="float" office:value="9.65705346599645">
            <text:p>9.657053466</text:p>
          </table:table-cell>
        </table:table-row>
        <table:table-row table:style-name="ro2">
          <table:table-cell office:value-type="float" office:value="400000000">
            <text:p>400000000</text:p>
          </table:table-cell>
          <table:table-cell table:style-name="ce5" office:value-type="float" office:value="2.679454">
            <text:p>2.679454</text:p>
          </table:table-cell>
          <table:table-cell table:style-name="ce5" office:value-type="float" office:value="2.695909">
            <text:p>2.695909</text:p>
          </table:table-cell>
          <table:table-cell table:style-name="ce6" table:formula="of:=([.B8]+[.C8])/2" office:value-type="float" office:value="2.6876815">
            <text:p>2.6876815</text:p>
          </table:table-cell>
          <table:table-cell table:style-name="ce3" office:value-type="float" office:value="1.371628">
            <text:p>1.371628</text:p>
          </table:table-cell>
          <table:table-cell office:value-type="float" office:value="1.370926">
            <text:p>1.370926</text:p>
          </table:table-cell>
          <table:table-cell table:style-name="ce6" table:formula="of:=([.E8]+[.F8])/2" office:value-type="float" office:value="1.371277">
            <text:p>1.371277</text:p>
          </table:table-cell>
          <table:table-cell table:style-name="ce3" office:value-type="float" office:value="0.408136">
            <text:p>0.408136</text:p>
          </table:table-cell>
          <table:table-cell office:value-type="float" office:value="0.353687">
            <text:p>0.353687</text:p>
          </table:table-cell>
          <table:table-cell table:style-name="ce6" table:formula="of:=([.H8]+[.I8])/2" office:value-type="float" office:value="0.3809115">
            <text:p>0.3809115</text:p>
          </table:table-cell>
          <table:table-cell table:style-name="ce12" office:value-type="float" office:value="2">
            <text:p>2</text:p>
          </table:table-cell>
          <table:table-cell table:style-name="ce15" table:formula="of:=[.D8]/[.G8]" office:value-type="float" office:value="1.95998437952361">
            <text:p>1.9599843795</text:p>
          </table:table-cell>
          <table:table-cell table:style-name="ce6" table:formula="of:=[.D8]/[.J8]" office:value-type="float" office:value="7.05592112603584">
            <text:p>7.055921126</text:p>
          </table:table-cell>
        </table:table-row>
        <table:table-row table:style-name="ro2">
          <table:table-cell table:style-name="ce2" office:value-type="float" office:value="800000000">
            <text:p>800000000</text:p>
          </table:table-cell>
          <table:table-cell office:value-type="float" office:value="5.369711">
            <text:p>5.369711</text:p>
          </table:table-cell>
          <table:table-cell office:value-type="float" office:value="5.365668">
            <text:p>5.365668</text:p>
          </table:table-cell>
          <table:table-cell table:style-name="ce6" table:formula="of:=([.B9]+[.C9])/2" office:value-type="float" office:value="5.3676895">
            <text:p>5.3676895</text:p>
          </table:table-cell>
          <table:table-cell table:style-name="ce10" office:value-type="float" office:value="2.708873">
            <text:p>2.708873</text:p>
          </table:table-cell>
          <table:table-cell table:style-name="ce2" office:value-type="float" office:value="2.709071">
            <text:p>2.709071</text:p>
          </table:table-cell>
          <table:table-cell table:style-name="ce11" table:formula="of:=([.E9]+[.F9])/2" office:value-type="float" office:value="2.708972">
            <text:p>2.708972</text:p>
          </table:table-cell>
          <table:table-cell table:style-name="ce10" office:value-type="float" office:value="0.622562">
            <text:p>0.622562</text:p>
          </table:table-cell>
          <table:table-cell table:style-name="ce2" office:value-type="float" office:value="0.618368">
            <text:p>0.618368</text:p>
          </table:table-cell>
          <table:table-cell table:style-name="ce11" table:formula="of:=([.H9]+[.I9])/2" office:value-type="float" office:value="0.620465">
            <text:p>0.620465</text:p>
          </table:table-cell>
          <table:table-cell table:style-name="ce14" office:value-type="float" office:value="2">
            <text:p>2</text:p>
          </table:table-cell>
          <table:table-cell table:style-name="ce17" table:formula="of:=[.D9]/[.G9]" office:value-type="float" office:value="1.98144886695027">
            <text:p>1.981448867</text:p>
          </table:table-cell>
          <table:table-cell table:style-name="ce11" table:formula="of:=[.D9]/[.J9]" office:value-type="float" office:value="8.65107540312508">
            <text:p>8.6510754031</text:p>
          </table:table-cell>
        </table:table-row>
        <table:table-row table:style-name="ro2">
          <table:table-cell table:style-name="ce1" office:value-type="float" office:value="100000000">
            <text:p>100000000</text:p>
          </table:table-cell>
          <table:table-cell table:style-name="ce4" office:value-type="float" office:value="0.669405">
            <text:p>0.669405</text:p>
          </table:table-cell>
          <table:table-cell table:style-name="ce1" office:value-type="float" office:value="0.672266">
            <text:p>0.672266</text:p>
          </table:table-cell>
          <table:table-cell table:style-name="ce7" table:formula="of:=([.B10]+[.C10])/2" office:value-type="float" office:value="0.6708355">
            <text:p>0.6708355</text:p>
          </table:table-cell>
          <table:table-cell table:style-name="ce4" office:value-type="float" office:value="0.18988">
            <text:p>0.18988</text:p>
          </table:table-cell>
          <table:table-cell table:style-name="ce1" office:value-type="float" office:value="0.188471">
            <text:p>0.188471</text:p>
          </table:table-cell>
          <table:table-cell table:style-name="ce7" table:formula="of:=([.E10]+[.F10])/2" office:value-type="float" office:value="0.1891755">
            <text:p>0.1891755</text:p>
          </table:table-cell>
          <table:table-cell table:style-name="ce4" office:value-type="float" office:value="0.525705">
            <text:p>0.525705</text:p>
          </table:table-cell>
          <table:table-cell table:style-name="ce1" office:value-type="float" office:value="0.51679">
            <text:p>0.51679</text:p>
          </table:table-cell>
          <table:table-cell table:style-name="ce7" table:formula="of:=([.H10]+[.I10])/2" office:value-type="float" office:value="0.5212475">
            <text:p>0.5212475</text:p>
          </table:table-cell>
          <table:table-cell table:style-name="ce13" office:value-type="float" office:value="4">
            <text:p>4</text:p>
          </table:table-cell>
          <table:table-cell table:style-name="ce16" table:formula="of:=[.D10]/[.G10]" office:value-type="float" office:value="3.54610137147781">
            <text:p>3.5461013715</text:p>
          </table:table-cell>
          <table:table-cell table:style-name="ce7" table:formula="of:=[.D10]/[.J10]" office:value-type="float" office:value="1.28698075290529">
            <text:p>1.2869807529</text:p>
          </table:table-cell>
        </table:table-row>
        <table:table-row table:style-name="ro2">
          <table:table-cell office:value-type="float" office:value="200000000">
            <text:p>200000000</text:p>
          </table:table-cell>
          <table:table-cell table:style-name="ce3" office:value-type="float" office:value="1.340371">
            <text:p>1.340371</text:p>
          </table:table-cell>
          <table:table-cell office:value-type="float" office:value="1.366588">
            <text:p>1.366588</text:p>
          </table:table-cell>
          <table:table-cell table:style-name="ce6" table:formula="of:=([.B11]+[.C11])/2" office:value-type="float" office:value="1.3534795">
            <text:p>1.3534795</text:p>
          </table:table-cell>
          <table:table-cell table:style-name="ce3" office:value-type="float" office:value="0.34559">
            <text:p>0.34559</text:p>
          </table:table-cell>
          <table:table-cell office:value-type="float" office:value="0.341147">
            <text:p>0.341147</text:p>
          </table:table-cell>
          <table:table-cell table:style-name="ce6" table:formula="of:=([.E11]+[.F11])/2" office:value-type="float" office:value="0.3433685">
            <text:p>0.3433685</text:p>
          </table:table-cell>
          <table:table-cell table:style-name="ce3" office:value-type="float" office:value="1.05035">
            <text:p>1.05035</text:p>
          </table:table-cell>
          <table:table-cell office:value-type="float" office:value="1.05444">
            <text:p>1.05444</text:p>
          </table:table-cell>
          <table:table-cell table:style-name="ce6" table:formula="of:=([.H11]+[.I11])/2" office:value-type="float" office:value="1.052395">
            <text:p>1.052395</text:p>
          </table:table-cell>
          <table:table-cell table:style-name="ce12" office:value-type="float" office:value="4">
            <text:p>4</text:p>
          </table:table-cell>
          <table:table-cell table:style-name="ce15" table:formula="of:=[.D11]/[.G11]" office:value-type="float" office:value="3.94176955661338">
            <text:p>3.9417695566</text:p>
          </table:table-cell>
          <table:table-cell table:style-name="ce6" table:formula="of:=[.D11]/[.J11]" office:value-type="float" office:value="1.28609457475568">
            <text:p>1.2860945748</text:p>
          </table:table-cell>
        </table:table-row>
        <table:table-row table:style-name="ro2">
          <table:table-cell office:value-type="float" office:value="400000000">
            <text:p>400000000</text:p>
          </table:table-cell>
          <table:table-cell table:style-name="ce5" office:value-type="float" office:value="2.679454">
            <text:p>2.679454</text:p>
          </table:table-cell>
          <table:table-cell table:style-name="ce5" office:value-type="float" office:value="2.695909">
            <text:p>2.695909</text:p>
          </table:table-cell>
          <table:table-cell table:style-name="ce6" table:formula="of:=([.B12]+[.C12])/2" office:value-type="float" office:value="2.6876815">
            <text:p>2.6876815</text:p>
          </table:table-cell>
          <table:table-cell table:style-name="ce3" office:value-type="float" office:value="0.678059">
            <text:p>0.678059</text:p>
          </table:table-cell>
          <table:table-cell office:value-type="float" office:value="0.676573">
            <text:p>0.676573</text:p>
          </table:table-cell>
          <table:table-cell table:style-name="ce6" table:formula="of:=([.E12]+[.F12])/2" office:value-type="float" office:value="0.677316">
            <text:p>0.677316</text:p>
          </table:table-cell>
          <table:table-cell table:style-name="ce3" office:value-type="float" office:value="2.086466">
            <text:p>2.086466</text:p>
          </table:table-cell>
          <table:table-cell office:value-type="float" office:value="2.051496">
            <text:p>2.051496</text:p>
          </table:table-cell>
          <table:table-cell table:style-name="ce6" table:formula="of:=([.H12]+[.I12])/2" office:value-type="float" office:value="2.068981">
            <text:p>2.068981</text:p>
          </table:table-cell>
          <table:table-cell table:style-name="ce12" office:value-type="float" office:value="4">
            <text:p>4</text:p>
          </table:table-cell>
          <table:table-cell table:style-name="ce15" table:formula="of:=[.D12]/[.G12]" office:value-type="float" office:value="3.96813525739832">
            <text:p>3.9681352574</text:p>
          </table:table-cell>
          <table:table-cell table:style-name="ce6" table:formula="of:=[.D12]/[.J12]" office:value-type="float" office:value="1.29903633721141">
            <text:p>1.2990363372</text:p>
          </table:table-cell>
        </table:table-row>
        <table:table-row table:style-name="ro2">
          <table:table-cell table:style-name="ce2" office:value-type="float" office:value="800000000">
            <text:p>800000000</text:p>
          </table:table-cell>
          <table:table-cell office:value-type="float" office:value="5.369711">
            <text:p>5.369711</text:p>
          </table:table-cell>
          <table:table-cell office:value-type="float" office:value="5.365668">
            <text:p>5.365668</text:p>
          </table:table-cell>
          <table:table-cell table:style-name="ce6" table:formula="of:=([.B13]+[.C13])/2" office:value-type="float" office:value="5.3676895">
            <text:p>5.3676895</text:p>
          </table:table-cell>
          <table:table-cell table:style-name="ce10" office:value-type="float" office:value="1.34986">
            <text:p>1.34986</text:p>
          </table:table-cell>
          <table:table-cell table:style-name="ce2" office:value-type="float" office:value="1.355557">
            <text:p>1.355557</text:p>
          </table:table-cell>
          <table:table-cell table:style-name="ce11" table:formula="of:=([.E13]+[.F13])/2" office:value-type="float" office:value="1.3527085">
            <text:p>1.3527085</text:p>
          </table:table-cell>
          <table:table-cell table:style-name="ce10" office:value-type="float" office:value="3.972047">
            <text:p>3.972047</text:p>
          </table:table-cell>
          <table:table-cell table:style-name="ce2" office:value-type="float" office:value="4.105345">
            <text:p>4.105345</text:p>
          </table:table-cell>
          <table:table-cell table:style-name="ce11" table:formula="of:=([.H13]+[.I13])/2" office:value-type="float" office:value="4.038696">
            <text:p>4.038696</text:p>
          </table:table-cell>
          <table:table-cell table:style-name="ce14" office:value-type="float" office:value="4">
            <text:p>4</text:p>
          </table:table-cell>
          <table:table-cell table:style-name="ce17" table:formula="of:=[.D13]/[.G13]" office:value-type="float" office:value="3.96810510172739">
            <text:p>3.9681051017</text:p>
          </table:table-cell>
          <table:table-cell table:style-name="ce11" table:formula="of:=[.D13]/[.J13]" office:value-type="float" office:value="1.32906500018818">
            <text:p>1.3290650002</text:p>
          </table:table-cell>
        </table:table-row>
        <table:table-row table:style-name="ro2">
          <table:table-cell table:style-name="ce1" office:value-type="float" office:value="100000000">
            <text:p>100000000</text:p>
          </table:table-cell>
          <table:table-cell table:style-name="ce4" office:value-type="float" office:value="0.669405">
            <text:p>0.669405</text:p>
          </table:table-cell>
          <table:table-cell table:style-name="ce1" office:value-type="float" office:value="0.672266">
            <text:p>0.672266</text:p>
          </table:table-cell>
          <table:table-cell table:style-name="ce7" table:formula="of:=([.B14]+[.C14])/2" office:value-type="float" office:value="0.6708355">
            <text:p>0.6708355</text:p>
          </table:table-cell>
          <table:table-cell table:style-name="ce4" office:value-type="float" office:value="0.093442">
            <text:p>0.093442</text:p>
          </table:table-cell>
          <table:table-cell table:style-name="ce1" office:value-type="float" office:value="0.098257">
            <text:p>0.098257</text:p>
          </table:table-cell>
          <table:table-cell table:style-name="ce7" table:formula="of:=([.E14]+[.F14])/2" office:value-type="float" office:value="0.0958495">
            <text:p>0.0958495</text:p>
          </table:table-cell>
          <table:table-cell table:style-name="ce4" office:value-type="float" office:value="0.663922">
            <text:p>0.663922</text:p>
          </table:table-cell>
          <table:table-cell table:style-name="ce1" office:value-type="float" office:value="0.688107">
            <text:p>0.688107</text:p>
          </table:table-cell>
          <table:table-cell table:style-name="ce7" table:formula="of:=([.H14]+[.I14])/2" office:value-type="float" office:value="0.6760145">
            <text:p>0.6760145</text:p>
          </table:table-cell>
          <table:table-cell table:style-name="ce13" office:value-type="float" office:value="8">
            <text:p>8</text:p>
          </table:table-cell>
          <table:table-cell table:style-name="ce16" table:formula="of:=[.D14]/[.G14]" office:value-type="float" office:value="6.99884193449105">
            <text:p>6.9988419345</text:p>
          </table:table-cell>
          <table:table-cell table:style-name="ce7" table:formula="of:=[.D14]/[.J14]" office:value-type="float" office:value="0.992338921724312">
            <text:p>0.9923389217</text:p>
          </table:table-cell>
        </table:table-row>
        <table:table-row table:style-name="ro2">
          <table:table-cell office:value-type="float" office:value="200000000">
            <text:p>200000000</text:p>
          </table:table-cell>
          <table:table-cell table:style-name="ce3" office:value-type="float" office:value="1.340371">
            <text:p>1.340371</text:p>
          </table:table-cell>
          <table:table-cell office:value-type="float" office:value="1.366588">
            <text:p>1.366588</text:p>
          </table:table-cell>
          <table:table-cell table:style-name="ce6" table:formula="of:=([.B15]+[.C15])/2" office:value-type="float" office:value="1.3534795">
            <text:p>1.3534795</text:p>
          </table:table-cell>
          <table:table-cell table:style-name="ce3" office:value-type="float" office:value="0.180623">
            <text:p>0.180623</text:p>
          </table:table-cell>
          <table:table-cell office:value-type="float" office:value="0.186441">
            <text:p>0.186441</text:p>
          </table:table-cell>
          <table:table-cell table:style-name="ce6" table:formula="of:=([.E15]+[.F15])/2" office:value-type="float" office:value="0.183532">
            <text:p>0.183532</text:p>
          </table:table-cell>
          <table:table-cell table:style-name="ce3" office:value-type="float" office:value="1.360135">
            <text:p>1.360135</text:p>
          </table:table-cell>
          <table:table-cell office:value-type="float" office:value="1.364462">
            <text:p>1.364462</text:p>
          </table:table-cell>
          <table:table-cell table:style-name="ce6" table:formula="of:=([.H15]+[.I15])/2" office:value-type="float" office:value="1.3622985">
            <text:p>1.3622985</text:p>
          </table:table-cell>
          <table:table-cell table:style-name="ce12" office:value-type="float" office:value="8">
            <text:p>8</text:p>
          </table:table-cell>
          <table:table-cell table:style-name="ce15" table:formula="of:=[.D15]/[.G15]" office:value-type="float" office:value="7.37462404376349">
            <text:p>7.3746240438</text:p>
          </table:table-cell>
          <table:table-cell table:style-name="ce6" table:formula="of:=[.D15]/[.J15]" office:value-type="float" office:value="0.993526382066779">
            <text:p>0.9935263821</text:p>
          </table:table-cell>
        </table:table-row>
        <table:table-row table:style-name="ro2">
          <table:table-cell office:value-type="float" office:value="400000000">
            <text:p>400000000</text:p>
          </table:table-cell>
          <table:table-cell table:style-name="ce5" office:value-type="float" office:value="2.679454">
            <text:p>2.679454</text:p>
          </table:table-cell>
          <table:table-cell table:style-name="ce5" office:value-type="float" office:value="2.695909">
            <text:p>2.695909</text:p>
          </table:table-cell>
          <table:table-cell table:style-name="ce6" table:formula="of:=([.B16]+[.C16])/2" office:value-type="float" office:value="2.6876815">
            <text:p>2.6876815</text:p>
          </table:table-cell>
          <table:table-cell table:style-name="ce3" office:value-type="float" office:value="0.348937">
            <text:p>0.348937</text:p>
          </table:table-cell>
          <table:table-cell office:value-type="float" office:value="0.349352">
            <text:p>0.349352</text:p>
          </table:table-cell>
          <table:table-cell table:style-name="ce6" table:formula="of:=([.E16]+[.F16])/2" office:value-type="float" office:value="0.3491445">
            <text:p>0.3491445</text:p>
          </table:table-cell>
          <table:table-cell table:style-name="ce3" office:value-type="float" office:value="2.795306">
            <text:p>2.795306</text:p>
          </table:table-cell>
          <table:table-cell office:value-type="float" office:value="2.819549">
            <text:p>2.819549</text:p>
          </table:table-cell>
          <table:table-cell table:style-name="ce6" table:formula="of:=([.H16]+[.I16])/2" office:value-type="float" office:value="2.8074275">
            <text:p>2.8074275</text:p>
          </table:table-cell>
          <table:table-cell table:style-name="ce12" office:value-type="float" office:value="8">
            <text:p>8</text:p>
          </table:table-cell>
          <table:table-cell table:style-name="ce15" table:formula="of:=[.D16]/[.G16]" office:value-type="float" office:value="7.69790588137576">
            <text:p>7.6979058814</text:p>
          </table:table-cell>
          <table:table-cell table:style-name="ce6" table:formula="of:=[.D16]/[.J16]" office:value-type="float" office:value="0.957346716878708">
            <text:p>0.9573467169</text:p>
          </table:table-cell>
        </table:table-row>
        <table:table-row table:style-name="ro2">
          <table:table-cell table:style-name="ce2" office:value-type="float" office:value="800000000">
            <text:p>800000000</text:p>
          </table:table-cell>
          <table:table-cell office:value-type="float" office:value="5.369711">
            <text:p>5.369711</text:p>
          </table:table-cell>
          <table:table-cell office:value-type="float" office:value="5.365668">
            <text:p>5.365668</text:p>
          </table:table-cell>
          <table:table-cell table:style-name="ce6" table:formula="of:=([.B17]+[.C17])/2" office:value-type="float" office:value="5.3676895">
            <text:p>5.3676895</text:p>
          </table:table-cell>
          <table:table-cell table:style-name="ce10" office:value-type="float" office:value="0.697474">
            <text:p>0.697474</text:p>
          </table:table-cell>
          <table:table-cell table:style-name="ce2" office:value-type="float" office:value="0.699983">
            <text:p>0.699983</text:p>
          </table:table-cell>
          <table:table-cell table:style-name="ce11" table:formula="of:=([.E17]+[.F17])/2" office:value-type="float" office:value="0.6987285">
            <text:p>0.6987285</text:p>
          </table:table-cell>
          <table:table-cell table:style-name="ce10" office:value-type="float" office:value="5.407827">
            <text:p>5.407827</text:p>
          </table:table-cell>
          <table:table-cell table:style-name="ce2" office:value-type="float" office:value="5.571409">
            <text:p>5.571409</text:p>
          </table:table-cell>
          <table:table-cell table:style-name="ce11" table:formula="of:=([.H17]+[.I17])/2" office:value-type="float" office:value="5.489618">
            <text:p>5.489618</text:p>
          </table:table-cell>
          <table:table-cell table:style-name="ce14" office:value-type="float" office:value="8">
            <text:p>8</text:p>
          </table:table-cell>
          <table:table-cell table:style-name="ce17" table:formula="of:=[.D17]/[.G17]" office:value-type="float" office:value="7.68208181003065">
            <text:p>7.68208181</text:p>
          </table:table-cell>
          <table:table-cell table:style-name="ce11" table:formula="of:=[.D17]/[.J17]" office:value-type="float" office:value="0.977789256010163">
            <text:p>0.977789256</text:p>
          </table:table-cell>
        </table:table-row>
        <table:table-row table:style-name="ro2">
          <table:table-cell table:style-name="ce1" office:value-type="float" office:value="100000000">
            <text:p>100000000</text:p>
          </table:table-cell>
          <table:table-cell table:style-name="ce4" office:value-type="float" office:value="0.669405">
            <text:p>0.669405</text:p>
          </table:table-cell>
          <table:table-cell table:style-name="ce1" office:value-type="float" office:value="0.672266">
            <text:p>0.672266</text:p>
          </table:table-cell>
          <table:table-cell table:style-name="ce7" table:formula="of:=([.B18]+[.C18])/2" office:value-type="float" office:value="0.6708355">
            <text:p>0.6708355</text:p>
          </table:table-cell>
          <table:table-cell table:style-name="ce3" office:value-type="float" office:value="0.055065">
            <text:p>0.055065</text:p>
          </table:table-cell>
          <table:table-cell office:value-type="float" office:value="0.057195">
            <text:p>0.057195</text:p>
          </table:table-cell>
          <table:table-cell table:style-name="ce6" table:formula="of:=([.E18]+[.F18])/2" office:value-type="float" office:value="0.05613">
            <text:p>0.05613</text:p>
          </table:table-cell>
          <table:table-cell table:style-name="ce3" office:value-type="float" office:value="0.957199">
            <text:p>0.957199</text:p>
          </table:table-cell>
          <table:table-cell office:value-type="float" office:value="0.972323">
            <text:p>0.972323</text:p>
          </table:table-cell>
          <table:table-cell table:style-name="ce6" table:formula="of:=([.H18]+[.I18])/2" office:value-type="float" office:value="0.964761">
            <text:p>0.964761</text:p>
          </table:table-cell>
          <table:table-cell table:style-name="ce12" office:value-type="float" office:value="16">
            <text:p>16</text:p>
          </table:table-cell>
          <table:table-cell table:style-name="ce15" table:formula="of:=[.D18]/[.G18]" office:value-type="float" office:value="11.9514608943524">
            <text:p>11.9514608944</text:p>
          </table:table-cell>
          <table:table-cell table:style-name="ce6" table:formula="of:=[.D18]/[.J18]" office:value-type="float" office:value="0.695338534621528">
            <text:p>0.6953385346</text:p>
          </table:table-cell>
        </table:table-row>
        <table:table-row table:style-name="ro2">
          <table:table-cell office:value-type="float" office:value="200000000">
            <text:p>200000000</text:p>
          </table:table-cell>
          <table:table-cell table:style-name="ce3" office:value-type="float" office:value="1.340371">
            <text:p>1.340371</text:p>
          </table:table-cell>
          <table:table-cell office:value-type="float" office:value="1.366588">
            <text:p>1.366588</text:p>
          </table:table-cell>
          <table:table-cell table:style-name="ce6" table:formula="of:=([.B19]+[.C19])/2" office:value-type="float" office:value="1.3534795">
            <text:p>1.3534795</text:p>
          </table:table-cell>
          <table:table-cell table:style-name="ce3" office:value-type="float" office:value="0.108812">
            <text:p>0.108812</text:p>
          </table:table-cell>
          <table:table-cell office:value-type="float" office:value="0.106651">
            <text:p>0.106651</text:p>
          </table:table-cell>
          <table:table-cell table:style-name="ce6" table:formula="of:=([.E19]+[.F19])/2" office:value-type="float" office:value="0.1077315">
            <text:p>0.1077315</text:p>
          </table:table-cell>
          <table:table-cell table:style-name="ce3" office:value-type="float" office:value="1.92033">
            <text:p>1.92033</text:p>
          </table:table-cell>
          <table:table-cell office:value-type="float" office:value="1.883818">
            <text:p>1.883818</text:p>
          </table:table-cell>
          <table:table-cell table:style-name="ce6" table:formula="of:=([.H19]+[.I19])/2" office:value-type="float" office:value="1.902074">
            <text:p>1.902074</text:p>
          </table:table-cell>
          <table:table-cell table:style-name="ce12" office:value-type="float" office:value="16">
            <text:p>16</text:p>
          </table:table-cell>
          <table:table-cell table:style-name="ce15" table:formula="of:=[.D19]/[.G19]" office:value-type="float" office:value="12.5634517295313">
            <text:p>12.5634517295</text:p>
          </table:table-cell>
          <table:table-cell table:style-name="ce6" table:formula="of:=[.D19]/[.J19]" office:value-type="float" office:value="0.711580884865678">
            <text:p>0.7115808849</text:p>
          </table:table-cell>
        </table:table-row>
        <table:table-row table:style-name="ro2">
          <table:table-cell office:value-type="float" office:value="400000000">
            <text:p>400000000</text:p>
          </table:table-cell>
          <table:table-cell table:style-name="ce5" office:value-type="float" office:value="2.679454">
            <text:p>2.679454</text:p>
          </table:table-cell>
          <table:table-cell table:style-name="ce5" office:value-type="float" office:value="2.695909">
            <text:p>2.695909</text:p>
          </table:table-cell>
          <table:table-cell table:style-name="ce6" table:formula="of:=([.B20]+[.C20])/2" office:value-type="float" office:value="2.6876815">
            <text:p>2.6876815</text:p>
          </table:table-cell>
          <table:table-cell table:style-name="ce3" office:value-type="float" office:value="0.259553">
            <text:p>0.259553</text:p>
          </table:table-cell>
          <table:table-cell office:value-type="float" office:value="0.277772">
            <text:p>0.277772</text:p>
          </table:table-cell>
          <table:table-cell table:style-name="ce6" table:formula="of:=([.E20]+[.F20])/2" office:value-type="float" office:value="0.2686625">
            <text:p>0.2686625</text:p>
          </table:table-cell>
          <table:table-cell table:style-name="ce3" office:value-type="float" office:value="3.786602">
            <text:p>3.786602</text:p>
          </table:table-cell>
          <table:table-cell office:value-type="float" office:value="3.803298">
            <text:p>3.803298</text:p>
          </table:table-cell>
          <table:table-cell table:style-name="ce6" table:formula="of:=([.H20]+[.I20])/2" office:value-type="float" office:value="3.79495">
            <text:p>3.79495</text:p>
          </table:table-cell>
          <table:table-cell table:style-name="ce12" office:value-type="float" office:value="16">
            <text:p>16</text:p>
          </table:table-cell>
          <table:table-cell table:style-name="ce15" table:formula="of:=[.D20]/[.G20]" office:value-type="float" office:value="10.003932443121">
            <text:p>10.0039324431</text:p>
          </table:table-cell>
          <table:table-cell table:style-name="ce6" table:formula="of:=[.D20]/[.J20]" office:value-type="float" office:value="0.708225800076417">
            <text:p>0.7082258001</text:p>
          </table:table-cell>
        </table:table-row>
        <table:table-row table:style-name="ro2">
          <table:table-cell table:style-name="ce2" office:value-type="float" office:value="800000000">
            <text:p>800000000</text:p>
          </table:table-cell>
          <table:table-cell office:value-type="float" office:value="5.369711">
            <text:p>5.369711</text:p>
          </table:table-cell>
          <table:table-cell office:value-type="float" office:value="5.365668">
            <text:p>5.365668</text:p>
          </table:table-cell>
          <table:table-cell table:style-name="ce6" table:formula="of:=([.B21]+[.C21])/2" office:value-type="float" office:value="5.3676895">
            <text:p>5.3676895</text:p>
          </table:table-cell>
          <table:table-cell table:style-name="ce10" office:value-type="float" office:value="0.550438">
            <text:p>0.550438</text:p>
          </table:table-cell>
          <table:table-cell table:style-name="ce2" office:value-type="float" office:value="0.550696">
            <text:p>0.550696</text:p>
          </table:table-cell>
          <table:table-cell table:style-name="ce11" table:formula="of:=([.E21]+[.F21])/2" office:value-type="float" office:value="0.550567">
            <text:p>0.550567</text:p>
          </table:table-cell>
          <table:table-cell table:style-name="ce10" office:value-type="float" office:value="7.861234">
            <text:p>7.861234</text:p>
          </table:table-cell>
          <table:table-cell table:style-name="ce2" office:value-type="float" office:value="7.858974">
            <text:p>7.858974</text:p>
          </table:table-cell>
          <table:table-cell table:style-name="ce11" table:formula="of:=([.H21]+[.I21])/2" office:value-type="float" office:value="7.860104">
            <text:p>7.860104</text:p>
          </table:table-cell>
          <table:table-cell table:style-name="ce14" office:value-type="float" office:value="16">
            <text:p>16</text:p>
          </table:table-cell>
          <table:table-cell table:style-name="ce17" table:formula="of:=[.D21]/[.G21]" office:value-type="float" office:value="9.74938472520147">
            <text:p>9.7493847252</text:p>
          </table:table-cell>
          <table:table-cell table:style-name="ce11" table:formula="of:=[.D21]/[.J21]" office:value-type="float" office:value="0.682903114259048">
            <text:p>0.6829031143</text:p>
          </table:table-cell>
        </table:table-row>
        <table:table-row table:style-name="ro2" table:number-rows-repeated="10">
          <table:table-cell/>
          <table:table-cell table:style-name="ce5"/>
          <table:table-cell/>
          <table:table-cell table:style-name="ce8"/>
          <table:table-cell table:style-name="ce5"/>
          <table:table-cell/>
          <table:table-cell table:style-name="ce8"/>
          <table:table-cell table:style-name="ce5"/>
          <table:table-cell/>
          <table:table-cell table:style-name="ce8"/>
          <table:table-cell table:style-name="ce5"/>
          <table:table-cell table:style-name="ce8" table:number-columns-repeated="2"/>
        </table:table-row>
        <table:table-row table:style-name="ro2" table:number-rows-repeated="104854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 style:data-style-name="N2" text:time-value="0000-00-00T02:42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rav Kukreja</meta:initial-creator>
    <meta:creation-date>2013-11-12T11:44:04</meta:creation-date>
    <dc:date>2013-11-18T04:04:29</dc:date>
    <dc:creator>Gaurav Kukreja</dc:creator>
    <meta:editing-duration>PT7M48S</meta:editing-duration>
    <meta:editing-cycles>2</meta:editing-cycles>
    <meta:generator>LibreOffice/4.0.4.2$Linux_X86_64 LibreOffice_project/9e9821abd0ffdbc09cd8c52eaa574fa09eb08f2</meta:generator>
    <meta:document-statistic meta:table-count="1" meta:cell-count="26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4cm" svg:height="14.937cm" xlink:href=".." xlink:type="simple" chart:class="chart:scatter" chart:style-name="ch1">
        <chart:title svg:x="7.67cm" svg:y="0.433cm" chart:style-name="ch2">
          <text:p>Speedup (Strong Scaling)</text:p>
        </chart:title>
        <chart:subtitle svg:x="8.613cm" svg:y="1.511cm" chart:style-name="ch3">
          <text:p>Problem Size 8*10^8</text:p>
        </chart:subtitle>
        <chart:plot-area chart:style-name="ch4" table:cell-range-address="Sheet1.K5:Sheet1.L5 Sheet1.K9:Sheet1.L9 Sheet1.K13:Sheet1.L13 Sheet1.K17:Sheet1.L17 Sheet1.K21:Sheet1.L21 Sheet1.L1:Sheet1.L1" chart:data-source-has-labels="row" svg:x="1.413cm" svg:y="2.782cm" svg:width="18.691cm" svg:height="10.892cm">
          <chartooo:coordinate-region svg:x="2.077cm" svg:y="2.99cm" svg:width="17.819cm" svg:height="10.02cm"/>
          <chart:axis chart:dimension="x" chart:name="primary-x" chart:style-name="ch5">
            <chart:title svg:x="10.095cm" svg:y="13.972cm" chart:style-name="ch6">
              <text:p>Threads</text:p>
            </chart:title>
          </chart:axis>
          <chart:axis chart:dimension="y" chart:name="primary-y" chart:style-name="ch5">
            <chart:title svg:x="0.451cm" svg:y="8.92cm" chart:style-name="ch7">
              <text:p>Speedup</text:p>
            </chart:title>
            <chart:grid chart:style-name="ch8" chart:class="major"/>
          </chart:axis>
          <chart:series chart:style-name="ch9" chart:values-cell-range-address="Sheet1.L5:Sheet1.L5 Sheet1.L9:Sheet1.L9 Sheet1.L13:Sheet1.L13 Sheet1.L17:Sheet1.L17 Sheet1.L21:Sheet1.L21" chart:label-cell-address="Sheet1.L1:Sheet1.L1" chart:class="chart:scatter">
            <chart:domain table:cell-range-address="Sheet1.K5:Sheet1.K5 Sheet1.K9:Sheet1.K9 Sheet1.K13:Sheet1.K13 Sheet1.K17:Sheet1.K17 Sheet1.K21:Sheet1.K21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_speedup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K5:Sheet1.K5 Sheet1.K9:Sheet1.K9 Sheet1.K13:Sheet1.K13 Sheet1.K17:Sheet1.K17 Sheet1.K21:Sheet1.K21</svg:desc>
                </draw:g>
              </table:table-cell>
              <table:table-cell office:value-type="float" office:value="1.00037674712636">
                <text:p>1.00037674712636</text:p>
                <draw:g>
                  <svg:desc>Sheet1.L5:Sheet1.L5 Sheet1.L9:Sheet1.L9 Sheet1.L13:Sheet1.L13 Sheet1.L17:Sheet1.L17 Sheet1.L21:Sheet1.L21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98144886695027">
                <text:p>1.9814488669502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.96810510172739">
                <text:p>3.9681051017273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7.68208181003065">
                <text:p>7.6820818100306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9.74938472520147">
                <text:p>9.74938472520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93cm" svg:height="14.73cm" xlink:href=".." xlink:type="simple" chart:class="chart:scatter" chart:style-name="ch1">
        <chart:title svg:x="7.496cm" svg:y="0.429cm" chart:style-name="ch2">
          <text:p>Speedup (Strong Scaling)</text:p>
        </chart:title>
        <chart:subtitle svg:x="8.439cm" svg:y="1.503cm" chart:style-name="ch3">
          <text:p>Problem Size 2*10^8</text:p>
        </chart:subtitle>
        <chart:plot-area chart:style-name="ch4" table:cell-range-address="Sheet1.K3:Sheet1.L3 Sheet1.K7:Sheet1.L7 Sheet1.K11:Sheet1.L11 Sheet1.K15:Sheet1.L15 Sheet1.K19:Sheet1.L19 Sheet1.L1:Sheet1.L1" chart:data-source-has-labels="row" svg:x="1.406cm" svg:y="2.766cm" svg:width="18.365cm" svg:height="10.705cm">
          <chartooo:coordinate-region svg:x="2.07cm" svg:y="2.974cm" svg:width="17.493cm" svg:height="9.833cm"/>
          <chart:axis chart:dimension="x" chart:name="primary-x" chart:style-name="ch5">
            <chart:title svg:x="9.925cm" svg:y="13.765cm" chart:style-name="ch6">
              <text:p>Threads</text:p>
            </chart:title>
          </chart:axis>
          <chart:axis chart:dimension="y" chart:name="primary-y" chart:style-name="ch5">
            <chart:title svg:x="0.451cm" svg:y="8.81cm" chart:style-name="ch7">
              <text:p>Speedup</text:p>
            </chart:title>
            <chart:grid chart:style-name="ch8" chart:class="major"/>
          </chart:axis>
          <chart:series chart:style-name="ch9" chart:values-cell-range-address="Sheet1.L3:Sheet1.L3 Sheet1.L7:Sheet1.L7 Sheet1.L11:Sheet1.L11 Sheet1.L15:Sheet1.L15 Sheet1.L19:Sheet1.L19" chart:label-cell-address="Sheet1.L1:Sheet1.L1" chart:class="chart:scatter">
            <chart:domain table:cell-range-address="Sheet1.K3:Sheet1.K3 Sheet1.K7:Sheet1.K7 Sheet1.K11:Sheet1.K11 Sheet1.K15:Sheet1.K15 Sheet1.K19:Sheet1.K1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_speedup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K3:Sheet1.K3 Sheet1.K7:Sheet1.K7 Sheet1.K11:Sheet1.K11 Sheet1.K15:Sheet1.K15 Sheet1.K19:Sheet1.K19</svg:desc>
                </draw:g>
              </table:table-cell>
              <table:table-cell office:value-type="float" office:value="0.990407862501354">
                <text:p>0.990407862501354</text:p>
                <draw:g>
                  <svg:desc>Sheet1.L3:Sheet1.L3 Sheet1.L7:Sheet1.L7 Sheet1.L11:Sheet1.L11 Sheet1.L15:Sheet1.L15 Sheet1.L19:Sheet1.L19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99154445250459">
                <text:p>1.99154445250459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.94176955661338">
                <text:p>3.9417695566133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7.37462404376349">
                <text:p>7.37462404376349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2.5634517295313">
                <text:p>12.5634517295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33cm" svg:height="14.612cm" xlink:href=".." xlink:type="simple" chart:class="chart:scatter" chart:style-name="ch1">
        <chart:title svg:x="7.504cm" svg:y="0.427cm" chart:style-name="ch2">
          <text:p>Speedup (Weak Scaling)</text:p>
        </chart:title>
        <chart:subtitle svg:x="7.059cm" svg:y="1.499cm" chart:style-name="ch3">
          <text:p>Problem Size from 1*10^8 to 8*10^8</text:p>
        </chart:subtitle>
        <chart:plot-area chart:style-name="ch4" table:cell-range-address="Sheet1.K6:Sheet1.L6 Sheet1.K11:Sheet1.L11 Sheet1.K16:Sheet1.L16 Sheet1.K21:Sheet1.L21" svg:x="1.403cm" svg:y="2.758cm" svg:width="18.214cm" svg:height="10.597cm">
          <chartooo:coordinate-region svg:x="2.067cm" svg:y="2.966cm" svg:width="17.342cm" svg:height="9.725cm"/>
          <chart:axis chart:dimension="x" chart:name="primary-x" chart:style-name="ch5">
            <chart:title svg:x="8.548cm" svg:y="13.647cm" chart:style-name="ch6">
              <text:p>Threads and Problem Size</text:p>
            </chart:title>
          </chart:axis>
          <chart:axis chart:dimension="y" chart:name="primary-y" chart:style-name="ch5">
            <chart:title svg:x="0.451cm" svg:y="8.748cm" chart:style-name="ch7">
              <text:p>Speedup</text:p>
            </chart:title>
            <chart:grid chart:style-name="ch8" chart:class="major"/>
          </chart:axis>
          <chart:series chart:style-name="ch9" chart:values-cell-range-address="Sheet1.L6:Sheet1.L6 Sheet1.L11:Sheet1.L11 Sheet1.L16:Sheet1.L16 Sheet1.L21:Sheet1.L21" chart:class="chart:scatter">
            <chart:domain table:cell-range-address="Sheet1.K6:Sheet1.K6 Sheet1.K11:Sheet1.K11 Sheet1.K16:Sheet1.K16 Sheet1.K21:Sheet1.K21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">
                <text:p>2</text:p>
                <draw:g>
                  <svg:desc>Sheet1.K6:Sheet1.K6 Sheet1.K11:Sheet1.K11 Sheet1.K16:Sheet1.K16 Sheet1.K21:Sheet1.K21</svg:desc>
                </draw:g>
              </table:table-cell>
              <table:table-cell office:value-type="float" office:value="1.94139513750821">
                <text:p>1.94139513750821</text:p>
                <draw:g>
                  <svg:desc>Sheet1.L6:Sheet1.L6 Sheet1.L11:Sheet1.L11 Sheet1.L16:Sheet1.L16 Sheet1.L21:Sheet1.L21</svg:desc>
                </draw:g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.94176955661338">
                <text:p>3.9417695566133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7.69790588137576">
                <text:p>7.69790588137576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9.74938472520147">
                <text:p>9.749384725201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4cm" svg:height="14.937cm" xlink:href=".." xlink:type="simple" chart:class="chart:scatter" chart:style-name="ch1">
        <chart:title svg:x="7.67cm" svg:y="0.433cm" chart:style-name="ch2">
          <text:p>Speedup (Strong Scaling)</text:p>
        </chart:title>
        <chart:subtitle svg:x="8.613cm" svg:y="1.511cm" chart:style-name="ch3">
          <text:p>Problem Size 8*10^8</text:p>
        </chart:subtitle>
        <chart:plot-area chart:style-name="ch4" table:cell-range-address="Sheet1.K5:Sheet1.L5 Sheet1.K9:Sheet1.L9 Sheet1.K13:Sheet1.L13 Sheet1.K17:Sheet1.L17 Sheet1.K21:Sheet1.L21 Sheet1.L1:Sheet1.L1" chart:data-source-has-labels="row" svg:x="1.413cm" svg:y="2.782cm" svg:width="18.691cm" svg:height="10.892cm">
          <chartooo:coordinate-region svg:x="2.077cm" svg:y="2.99cm" svg:width="17.819cm" svg:height="10.02cm"/>
          <chart:axis chart:dimension="x" chart:name="primary-x" chart:style-name="ch5">
            <chart:title svg:x="10.095cm" svg:y="13.972cm" chart:style-name="ch6">
              <text:p>Threads</text:p>
            </chart:title>
          </chart:axis>
          <chart:axis chart:dimension="y" chart:name="primary-y" chart:style-name="ch5">
            <chart:title svg:x="0.451cm" svg:y="8.92cm" chart:style-name="ch7">
              <text:p>Speedup</text:p>
            </chart:title>
            <chart:grid chart:style-name="ch8" chart:class="major"/>
          </chart:axis>
          <chart:series chart:style-name="ch9" chart:values-cell-range-address="Sheet1.L5:Sheet1.L5 Sheet1.L9:Sheet1.L9 Sheet1.L13:Sheet1.L13 Sheet1.L17:Sheet1.L17 Sheet1.L21:Sheet1.L21" chart:label-cell-address="Sheet1.L1:Sheet1.L1" chart:class="chart:scatter">
            <chart:domain table:cell-range-address="Sheet1.K5:Sheet1.K5 Sheet1.K9:Sheet1.K9 Sheet1.K13:Sheet1.K13 Sheet1.K17:Sheet1.K17 Sheet1.K21:Sheet1.K21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_speedup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K5:Sheet1.K5 Sheet1.K9:Sheet1.K9 Sheet1.K13:Sheet1.K13 Sheet1.K17:Sheet1.K17 Sheet1.K21:Sheet1.K21</svg:desc>
                </draw:g>
              </table:table-cell>
              <table:table-cell office:value-type="float" office:value="1.00037674712636">
                <text:p>1.00037674712636</text:p>
                <draw:g>
                  <svg:desc>Sheet1.L5:Sheet1.L5 Sheet1.L9:Sheet1.L9 Sheet1.L13:Sheet1.L13 Sheet1.L17:Sheet1.L17 Sheet1.L21:Sheet1.L21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98144886695027">
                <text:p>1.9814488669502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.96810510172739">
                <text:p>3.9681051017273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7.68208181003065">
                <text:p>7.6820818100306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9.74938472520147">
                <text:p>9.749384725201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93cm" svg:height="14.73cm" xlink:href=".." xlink:type="simple" chart:class="chart:scatter" chart:style-name="ch1">
        <chart:title svg:x="7.496cm" svg:y="0.429cm" chart:style-name="ch2">
          <text:p>Speedup (Strong Scaling)</text:p>
        </chart:title>
        <chart:subtitle svg:x="8.439cm" svg:y="1.503cm" chart:style-name="ch3">
          <text:p>Problem Size 2*10^8</text:p>
        </chart:subtitle>
        <chart:plot-area chart:style-name="ch4" table:cell-range-address="Sheet1.K3:Sheet1.L3 Sheet1.K7:Sheet1.L7 Sheet1.K11:Sheet1.L11 Sheet1.K15:Sheet1.L15 Sheet1.K19:Sheet1.L19 Sheet1.L1:Sheet1.L1" chart:data-source-has-labels="row" svg:x="1.406cm" svg:y="2.766cm" svg:width="18.365cm" svg:height="10.705cm">
          <chartooo:coordinate-region svg:x="2.07cm" svg:y="2.974cm" svg:width="17.493cm" svg:height="9.833cm"/>
          <chart:axis chart:dimension="x" chart:name="primary-x" chart:style-name="ch5">
            <chart:title svg:x="9.925cm" svg:y="13.765cm" chart:style-name="ch6">
              <text:p>Threads</text:p>
            </chart:title>
          </chart:axis>
          <chart:axis chart:dimension="y" chart:name="primary-y" chart:style-name="ch5">
            <chart:title svg:x="0.451cm" svg:y="8.81cm" chart:style-name="ch7">
              <text:p>Speedup</text:p>
            </chart:title>
            <chart:grid chart:style-name="ch8" chart:class="major"/>
          </chart:axis>
          <chart:series chart:style-name="ch9" chart:values-cell-range-address="Sheet1.L3:Sheet1.L3 Sheet1.L7:Sheet1.L7 Sheet1.L11:Sheet1.L11 Sheet1.L15:Sheet1.L15 Sheet1.L19:Sheet1.L19" chart:label-cell-address="Sheet1.L1:Sheet1.L1" chart:class="chart:scatter">
            <chart:domain table:cell-range-address="Sheet1.K3:Sheet1.K3 Sheet1.K7:Sheet1.K7 Sheet1.K11:Sheet1.K11 Sheet1.K15:Sheet1.K15 Sheet1.K19:Sheet1.K1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_speedup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K3:Sheet1.K3 Sheet1.K7:Sheet1.K7 Sheet1.K11:Sheet1.K11 Sheet1.K15:Sheet1.K15 Sheet1.K19:Sheet1.K19</svg:desc>
                </draw:g>
              </table:table-cell>
              <table:table-cell office:value-type="float" office:value="0.990407862501354">
                <text:p>0.990407862501354</text:p>
                <draw:g>
                  <svg:desc>Sheet1.L3:Sheet1.L3 Sheet1.L7:Sheet1.L7 Sheet1.L11:Sheet1.L11 Sheet1.L15:Sheet1.L15 Sheet1.L19:Sheet1.L19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99154445250459">
                <text:p>1.99154445250459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.94176955661338">
                <text:p>3.9417695566133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7.37462404376349">
                <text:p>7.37462404376349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2.5634517295313">
                <text:p>12.56345172953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33cm" svg:height="14.612cm" xlink:href=".." xlink:type="simple" chart:class="chart:scatter" chart:style-name="ch1">
        <chart:title svg:x="7.504cm" svg:y="0.427cm" chart:style-name="ch2">
          <text:p>Speedup (Weak Scaling)</text:p>
        </chart:title>
        <chart:subtitle svg:x="7.059cm" svg:y="1.499cm" chart:style-name="ch3">
          <text:p>Problem Size from 1*10^8 to 8*10^8</text:p>
        </chart:subtitle>
        <chart:plot-area chart:style-name="ch4" table:cell-range-address="Sheet1.K6:Sheet1.L6 Sheet1.K11:Sheet1.L11 Sheet1.K16:Sheet1.L16 Sheet1.K21:Sheet1.L21" svg:x="1.403cm" svg:y="2.758cm" svg:width="18.214cm" svg:height="10.597cm">
          <chartooo:coordinate-region svg:x="2.067cm" svg:y="2.966cm" svg:width="17.342cm" svg:height="9.725cm"/>
          <chart:axis chart:dimension="x" chart:name="primary-x" chart:style-name="ch5">
            <chart:title svg:x="8.548cm" svg:y="13.647cm" chart:style-name="ch6">
              <text:p>Threads and Problem Size</text:p>
            </chart:title>
          </chart:axis>
          <chart:axis chart:dimension="y" chart:name="primary-y" chart:style-name="ch5">
            <chart:title svg:x="0.451cm" svg:y="8.748cm" chart:style-name="ch7">
              <text:p>Speedup</text:p>
            </chart:title>
            <chart:grid chart:style-name="ch8" chart:class="major"/>
          </chart:axis>
          <chart:series chart:style-name="ch9" chart:values-cell-range-address="Sheet1.L6:Sheet1.L6 Sheet1.L11:Sheet1.L11 Sheet1.L16:Sheet1.L16 Sheet1.L21:Sheet1.L21" chart:class="chart:scatter">
            <chart:domain table:cell-range-address="Sheet1.K6:Sheet1.K6 Sheet1.K11:Sheet1.K11 Sheet1.K16:Sheet1.K16 Sheet1.K21:Sheet1.K21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">
                <text:p>2</text:p>
                <draw:g>
                  <svg:desc>Sheet1.K6:Sheet1.K6 Sheet1.K11:Sheet1.K11 Sheet1.K16:Sheet1.K16 Sheet1.K21:Sheet1.K21</svg:desc>
                </draw:g>
              </table:table-cell>
              <table:table-cell office:value-type="float" office:value="1.94139513750821">
                <text:p>1.94139513750821</text:p>
                <draw:g>
                  <svg:desc>Sheet1.L6:Sheet1.L6 Sheet1.L11:Sheet1.L11 Sheet1.L16:Sheet1.L16 Sheet1.L21:Sheet1.L21</svg:desc>
                </draw:g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.94176955661338">
                <text:p>3.9417695566133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7.69790588137576">
                <text:p>7.69790588137576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9.74938472520147">
                <text:p>9.749384725201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